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30000015E95DA8B6CA5BDC4FF.png" manifest:media-type="image/png"/>
  <manifest:file-entry manifest:full-path="Pictures/10000001000004A8000001826679974B922EFEB6.png" manifest:media-type="image/png"/>
  <manifest:file-entry manifest:full-path="Pictures/10000001000004A80000040ABD5165004C8A19F8.png" manifest:media-type="image/png"/>
  <manifest:file-entry manifest:full-path="Pictures/100000010000047C000003F0380470318C06FE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2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106cm" svg:y="-1.184cm" svg:width="17cm" svg:height="14.517cm" draw:z-index="0"><draw:image xlink:href="Pictures/100000010000047C000003F0380470318C06FE77.png" xlink:type="simple" xlink:show="embed" xlink:actuate="onLoad" draw:mime-type="image/png"/></draw:frame></text:p>
      <text:p text:style-name="Standard"><draw:frame draw:style-name="fr2" draw:name="Image2" text:anchor-type="char" svg:x="0.106cm" svg:y="1.508cm" svg:width="17cm" svg:height="14.353cm" draw:z-index="1"><draw:image xlink:href="Pictures/10000001000004A80000040ABD5165004C8A19F8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3" text:anchor-type="char" svg:width="17cm" svg:height="5.505cm" draw:z-index="2"><draw:image xlink:href="Pictures/10000001000004A8000001826679974B922EFEB6.png" xlink:type="simple" xlink:show="embed" xlink:actuate="onLoad" draw:mime-type="image/png"/></draw:frame></text:p>
      <text:p text:style-name="Standard"><draw:frame draw:style-name="fr1" draw:name="Image4" text:anchor-type="char" svg:width="17cm" svg:height="5.011cm" draw:z-index="3"><draw:image xlink:href="Pictures/10000001000004A30000015E95DA8B6CA5BDC4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7:28:49.438689387</meta:creation-date>
    <dc:date>2023-11-23T17:36:13.073004817</dc:date>
    <meta:editing-duration>PT7M2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